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omises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Callbacks vs Promises</text:p>
          </draw:text-box>
        </draw:frame>
        <draw:frame presentation:style-name="pr4" draw:text-style-name="P2" draw:layer="layout" svg:width="25.199cm" svg:height="12.179cm" svg:x="1.4cm" svg:y="4.914cm" presentation:class="subtitle">
          <draw:text-box>
            <text:p>Promise object – used for deferred and asynchronous computa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var file1 = anAsyncCode(‘file1.js’);<text:line-break/>var file2 = anAsyncCode(‘file2.js’);<text:line-break/>console.log(file1); // undefined<text:line-break/>console.log(file2); // undefined<text:line-break/><text:line-break/><text:line-break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amples of Async cod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Network</text:p>
              </text:list-item>
              <text:list-item>
                <text:p>Event</text:p>
              </text:list-item>
              <text:list-item>
                <text:p>Threads</text:p>
              </text:list-item>
              <text:list-item>
                <text:p>Time based cpd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allbacks vs Then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do you handle errors?<text:line-break/> - always assume that there will be an error i.e. network reques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raining Map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rapping (a promise)</text:p>
              </text:list-item>
              <text:list-item>
                <text:p>Thening</text:p>
              </text:list-item>
              <text:list-item>
                <text:p>Catching</text:p>
              </text:list-item>
              <text:list-item>
                <text:p>Chai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omises Stat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Fulfilled(resolved)</text:p>
              </text:list-item>
              <text:list-item>
                <text:p>Rejected(failed/broken)</text:p>
              </text:list-item>
              <text:list-item>
                <text:p>Pending(waiting)</text:p>
              </text:list-item>
              <text:list-item>
                <text:p>Settled(Something happen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omise Timelin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Event fires <text:s text:c="27"/>Promise resolves<text:line-break/><text:line-break/><text:line-break/>Event listener set <text:s text:c="17"/>Set action for</text:p>
                <text:p><text:s text:c="46"/>resolution value</text:p>
              </text:list-header>
            </text:list>
          </draw:text-box>
        </draw:frame>
        <draw:line draw:style-name="gr2" draw:text-style-name="P3" draw:layer="layout" svg:x1="1.8cm" svg:y1="4.914cm" svg:x2="1.8cm" svg:y2="15.2cm">
          <text:p/>
        </draw:line>
        <draw:line draw:style-name="gr2" draw:text-style-name="P3" draw:layer="layout" svg:x1="15.8cm" svg:y1="4.914cm" svg:x2="15.8cm" svg:y2="15.2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omise cod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new Promise(function(resolve, reject) {<text:line-break/> <text:s text:c="3"/>resolve(‘im done’);<text:line-break/> <text:s text:c="3"/>resolve(‘hey i wanna be done’);<text:line-break/>}).then(function(){<text:line-break/> <text:s/>// do something here;</text:p>
                <text:p>}).catch(function(){<text:line-break/> <text:s/>// do something here;</text:p>
                <text:p>});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4T11:04:26.443729587</meta:creation-date>
    <dc:date>2016-07-10T19:52:37.803238823</dc:date>
    <meta:editing-duration>PT3H8M</meta:editing-duration>
    <meta:editing-cycles>2</meta:editing-cycles>
    <meta:generator>LibreOffice/5.1.4.2$Linux_X86_64 LibreOffice_project/10m0$Build-2</meta:generator>
    <meta:document-statistic meta:object-count="59"/>
  </office:meta>
</office:document-meta>
</file>